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quipo_local</text:p>
          </table:table-cell>
          <table:table-cell office:value-type="string" calcext:value-type="string">
            <text:p>equipo_visitante</text:p>
          </table:table-cell>
          <table:table-cell office:value-type="string" calcext:value-type="string">
            <text:p>goles_local</text:p>
          </table:table-cell>
          <table:table-cell office:value-type="string" calcext:value-type="string">
            <text:p>goles_visitante</text:p>
          </table:table-cell>
          <table:table-cell office:value-type="string" calcext:value-type="string">
            <text:p>Ubicacion</text:p>
          </table:table-cell>
          <table:table-cell table:number-columns-repeated="2"/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San Lu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office:value-type="string" calcext:value-type="string">
            <text:p>Club America</text:p>
          </table:table-cell>
          <table:table-cell office:value-type="string" calcext:value-type="string">
            <text:p>Quereta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hiv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Juare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UAN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Cruz Az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Pueb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Mazatl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Chiv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Quereta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Monterre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Tiju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lub Amer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UN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office:value-type="string" calcext:value-type="string">
            <text:p>UANL</text:p>
          </table:table-cell>
          <table:table-cell office:value-type="string" calcext:value-type="string">
            <text:p>Pachu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Neca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UAN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San Lu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string" calcext:value-type="string">
            <text:p>Club America</text:p>
          </table:table-cell>
          <table:table-cell office:value-type="string" calcext:value-type="string">
            <text:p>Pueb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Cruz Az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Tolu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Le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string" calcext:value-type="string">
            <text:p>Queretaro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Juare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t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onterr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U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office:value-type="string" calcext:value-type="string">
            <text:p>UANL</text:p>
          </table:table-cell>
          <table:table-cell office:value-type="string" calcext:value-type="string">
            <text:p>San Lu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Chiv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string" calcext:value-type="string">
            <text:p>Club America</text:p>
          </table:table-cell>
          <table:table-cell office:value-type="string" calcext:value-type="string">
            <text:p>Mazatla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L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Neca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Tolu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ueb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Tiju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uar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Pachu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UAN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string" calcext:value-type="string">
            <text:p>Chivas</text:p>
          </table:table-cell>
          <table:table-cell office:value-type="string" calcext:value-type="string">
            <text:p>Quereta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Tolu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string" calcext:value-type="string">
            <text:p>Queretaro</text:p>
          </table:table-cell>
          <table:table-cell office:value-type="string" calcext:value-type="string">
            <text:p>Le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Monterr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azatl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San Lu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string" calcext:value-type="string">
            <text:p>Club America</text:p>
          </table:table-cell>
          <table:table-cell office:value-type="string" calcext:value-type="string">
            <text:p>Neca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string" calcext:value-type="string">
            <text:p>UANL</text:p>
          </table:table-cell>
          <table:table-cell office:value-type="string" calcext:value-type="string">
            <text:p>UNA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Sant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Chiv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ruz Az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string" calcext:value-type="string">
            <text:p>UANL</text:p>
          </table:table-cell>
          <table:table-cell office:value-type="string" calcext:value-type="string">
            <text:p>Jua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Pueb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Club Ameri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Chivas</text:p>
          </table:table-cell>
          <table:table-cell office:value-type="string" calcext:value-type="string">
            <text:p>Tijua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Quereta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UN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Pachuc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L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ruz Azu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Neca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UAN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Chiv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office:value-type="string" calcext:value-type="string">
            <text:p>Queretaro</text:p>
          </table:table-cell>
          <table:table-cell office:value-type="string" calcext:value-type="string">
            <text:p>Mazatlan</text:p>
          </table:table-cell>
          <table:table-cell table:number-columns-repeated="5"/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office:value-type="string" calcext:value-type="string">
            <text:p>Club America</text:p>
          </table:table-cell>
          <table:table-cell office:value-type="string" calcext:value-type="string">
            <text:p>Tijuana</text:p>
          </table:table-cell>
          <table:table-cell table:number-columns-repeated="5"/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Toluc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/00/0000</text:date>, <text:time style:data-style-name="N2" text:time-value="12:44:07.3060482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8T23:52:12.225911744</meta:creation-date>
    <dc:date>2023-02-19T13:25:34.372548956</dc:date>
    <meta:editing-duration>PT59M49S</meta:editing-duration>
    <meta:editing-cycles>15</meta:editing-cycles>
    <meta:generator>LibreOffice/6.4.7.2$Linux_X86_64 LibreOffice_project/40$Build-2</meta:generator>
    <meta:document-statistic meta:table-count="1" meta:cell-count="399" meta:object-count="0"/>
  </office:meta>
</office:document-meta>
</file>